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87cm"/>
    </style:style>
    <style:style style:name="gr2" style:family="graphic" style:parent-style-name="standard">
      <style:graphic-properties draw:stroke="none" svg:stroke-color="#000000" draw:fill="none" draw:fill-color="#ffffff" fo:min-height="17.065cm"/>
    </style:style>
    <style:style style:name="gr3" style:family="graphic" style:parent-style-name="standard">
      <style:graphic-properties draw:stroke="none" svg:stroke-color="#000000" draw:fill="none" draw:fill-color="#ffffff" fo:min-height="1.111cm"/>
    </style:style>
    <style:style style:name="gr4" style:family="graphic" style:parent-style-name="standard">
      <style:graphic-properties draw:stroke="none" svg:stroke-color="#000000" draw:fill="none" draw:fill-color="#ffffff" fo:min-height="2.163cm"/>
    </style:style>
    <style:style style:name="gr5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d7" draw:textarea-horizontal-align="justify" draw:textarea-vertical-align="middle" draw:auto-grow-height="false" fo:min-height="1.75cm" fo:min-width="3.1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516cm" fo:min-width="1.366cm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65cm" fo:min-width="2.2cm" fo:padding-top="0.142cm" fo:padding-bottom="0.142cm" fo:padding-left="0.267cm" fo:padding-right="0.267cm"/>
    </style:style>
    <style:style style:name="gr8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2.956cm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2.6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3.6cm"/>
    </style:style>
    <style:style style:name="gr11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2.866cm" fo:padding-top="0.142cm" fo:padding-bottom="0.142cm" fo:padding-left="0.267cm" fo:padding-right="0.267cm"/>
    </style:style>
    <style:style style:name="gr12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3.766cm" fo:padding-top="0.142cm" fo:padding-bottom="0.142cm" fo:padding-left="0.267cm" fo:padding-right="0.267cm"/>
    </style:style>
    <style:style style:name="gr13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616cm" fo:min-width="2.766cm" fo:padding-top="0.142cm" fo:padding-bottom="0.142cm" fo:padding-left="0.267cm" fo:padding-right="0.267cm"/>
    </style:style>
    <style:style style:name="gr14" style:family="graphic" style:parent-style-name="standard">
      <style:graphic-properties svg:stroke-color="#ff0000" draw:fill-color="#ffffff" draw:textarea-horizontal-align="justify" draw:textarea-vertical-align="middle" draw:auto-grow-height="false" fo:min-height="0.6cm" fo:min-width="0.95cm"/>
    </style:style>
    <style:style style:name="gr15" style:family="graphic" style:parent-style-name="standard">
      <style:graphic-properties svg:stroke-color="#ff0000" draw:fill-color="#ffffff" draw:textarea-horizontal-align="justify" draw:textarea-vertical-align="middle" draw:auto-grow-height="false" fo:min-height="0.4cm" fo:min-width="0.55cm"/>
    </style:style>
    <style:style style:name="gr16" style:family="graphic" style:parent-style-name="standard">
      <style:graphic-properties svg:stroke-color="#ff0000" draw:fill-color="#ffffff" draw:textarea-horizontal-align="justify" draw:textarea-vertical-align="middle" draw:auto-grow-height="false" fo:min-height="0.45cm" fo:min-width="0.75cm"/>
    </style:style>
    <style:style style:name="gr17" style:family="graphic" style:parent-style-name="standard">
      <style:graphic-properties svg:stroke-color="#ff0000" draw:fill-color="#ffffff" draw:textarea-horizontal-align="justify" draw:textarea-vertical-align="middle" draw:auto-grow-height="false" fo:min-height="0.4cm" fo:min-width="0.85cm"/>
    </style:style>
    <style:style style:name="gr18" style:family="graphic" style:parent-style-name="standard">
      <style:graphic-properties svg:stroke-color="#ff0000" draw:fill-color="#ffffff" draw:textarea-horizontal-align="justify" draw:textarea-vertical-align="middle" draw:auto-grow-height="false" fo:min-height="0.4cm" fo:min-width="0.9cm"/>
    </style:style>
    <style:style style:name="gr19" style:family="graphic" style:parent-style-name="standard">
      <style:graphic-properties svg:stroke-color="#ff0000" draw:fill-color="#ffffff" draw:textarea-horizontal-align="justify" draw:textarea-vertical-align="middle" draw:auto-grow-height="false" fo:min-height="0.5cm" fo:min-width="0.95cm"/>
    </style:style>
    <style:style style:name="gr20" style:family="graphic" style:parent-style-name="standard">
      <style:graphic-properties svg:stroke-color="#ff0000" draw:fill-color="#ffffff" draw:textarea-horizontal-align="justify" draw:textarea-vertical-align="middle" draw:auto-grow-height="false" fo:min-height="0.45cm" fo:min-width="0.85cm"/>
    </style:style>
    <style:style style:name="gr21" style:family="graphic" style:parent-style-name="standard">
      <style:graphic-properties svg:stroke-color="#ff0000" draw:fill-color="#ffffff" draw:textarea-horizontal-align="justify" draw:textarea-vertical-align="middle" draw:auto-grow-height="false" fo:min-height="0.45cm" fo:min-width="1.05cm"/>
    </style:style>
    <style:style style:name="gr22" style:family="graphic" style:parent-style-name="standard">
      <style:graphic-properties svg:stroke-color="#ff0000" draw:fill-color="#ffffff" draw:textarea-horizontal-align="justify" draw:textarea-vertical-align="middle" draw:auto-grow-height="false" fo:min-height="0.25cm" fo:min-width="0.65cm"/>
    </style:style>
    <style:style style:name="gr23" style:family="graphic" style:parent-style-name="standard">
      <style:graphic-properties svg:stroke-color="#ff0000" draw:fill-color="#ffffff" draw:textarea-horizontal-align="justify" draw:textarea-vertical-align="middle" draw:auto-grow-height="false" fo:min-height="0.4cm" fo:min-width="0.8cm"/>
    </style:style>
    <style:style style:name="gr24" style:family="graphic" style:parent-style-name="objectwithoutfill">
      <style:graphic-properties svg:stroke-width="0.028cm" svg:stroke-color="#808080" draw:marker-start-width="0.242cm" draw:marker-end-width="0.242cm" draw:fill="solid" draw:fill-color="#ffffff" draw:textarea-vertical-align="middle" fo:padding-top="0.139cm" fo:padding-bottom="0.139cm" fo:padding-left="0.264cm" fo:padding-right="0.264cm"/>
    </style:style>
    <style:style style:name="gr25" style:family="graphic" style:parent-style-name="standard">
      <style:graphic-properties draw:stroke="none" svg:stroke-color="#000000" draw:fill="none" draw:fill-color="#ffffff" fo:min-height="2.134cm"/>
    </style:style>
    <style:style style:name="gr26" style:family="graphic" style:parent-style-name="standard">
      <style:graphic-properties draw:stroke="none" svg:stroke-color="#000000" draw:fill="none" draw:fill-color="#ffffff" fo:min-height="0.712cm"/>
    </style:style>
    <style:style style:name="gr27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 draw:fill-color="#ffffff"/>
      <style:text-properties fo:color="#ff0000" style:font-name="DejaVu Sans"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</style:style>
    <style:style style:name="P4" style:family="paragraph">
      <loext:graphic-properties draw:fill="none" draw:fill-color="#ffffff"/>
      <style:text-properties fo:font-size="14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d7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solid" draw:fill-color="#ffffff"/>
      <style:paragraph-properties fo:text-align="center"/>
      <style:text-properties fo:font-size="11pt" style:font-size-asian="11pt" style:font-size-complex="11pt"/>
    </style:style>
    <style:style style:name="P12" style:family="paragraph">
      <style:paragraph-properties fo:margin-top="0cm" fo:margin-bottom="0cm" fo:text-align="center"/>
    </style:style>
    <style:style style:name="P13" style:family="paragraph">
      <loext:graphic-properties draw:fill="solid" draw:fill-color="#ffffff"/>
      <style:paragraph-properties fo:margin-top="0cm" fo:margin-bottom="0cm" fo:text-align="center"/>
      <style:text-properties fo:font-size="10pt" style:font-size-asian="10pt" style:font-size-complex="10pt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solid" draw:fill-color="#ffffff"/>
      <style:paragraph-properties fo:text-align="start"/>
    </style:style>
    <style:style style:name="T1" style:family="text">
      <style:text-properties fo:color="#ff0000" style:font-name="DejaVu Sans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4pt"/>
    </style:style>
    <style:style style:name="T3" style:family="text">
      <style:text-properties fo:font-size="14pt"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1pt" fo:background-color="transparent" style:font-size-asian="11pt" style:font-size-complex="11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fo:font-weight="bold" style:letter-kerning="true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a6099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2a6099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9" style:family="text">
      <style:text-properties style:text-underline-style="none"/>
    </style:style>
    <style:style style:name="T20" style:family="text">
      <style:text-properties fo:font-size="16pt" style:text-underline-style="none" style:font-size-asian="16pt" style:font-size-complex="16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1.237cm" svg:x="0.8cm" svg:y="2.963cm">
          <draw:text-box>
            <text:p><text:span text:style-name="T1">Sito Museo del Computer</text:span></text:p>
          </draw:text-box>
        </draw:frame>
        <draw:frame draw:style-name="gr2" draw:text-style-name="P3" draw:layer="layout" svg:width="18.6cm" svg:height="17.315cm" svg:x="1.6cm" svg:y="4.894cm">
          <draw:text-box>
            <text:p text:style-name="P2">Il sito web del Museo deve dare la possibilita’ di registrare un prodotto e di visualizzarlo su una pagina dedicata ad ognuno.</text:p>
            <text:p text:style-name="P2"/>
            <text:p text:style-name="P2">Gli utenti non registrati possono solo visualizzare, mentre quelli registrati possono commentare e proporre una modifica.</text:p>
            <text:p text:style-name="P2">Infine ci sono I moderatori che possono aggiungere nuovi prodotti, modificarne alcuni campi, eliminare delle voci e accettare modifiche su prodotti presenti.</text:p>
            <text:p text:style-name="P2"/>
            <text:p text:style-name="P2">Un prodotto puo’ essere un computer, una stampante, una tastiera, una scheda video, qualsiasi cosa sia presente nel museo da esporre o da tenere in magazzino (con flag dedicato).</text:p>
            <text:p text:style-name="P2"/>
            <text:p text:style-name="P2">Un prodotto possiede un codice interno, una tipologia come esemplificato sopra e chi l’ha caricato.</text:p>
            <text:p text:style-name="P2"/>
            <text:p text:style-name="P2">Mentre puo’ possedere delle foto, una descrizione, dei dati commerciali come un produttore, data d’uscita, prezzo e dimensioni, dei componenti di cui e’ composto e dei commenti fatti da utenti registrati.</text:p>
            <text:p text:style-name="P2"/>
            <text:p text:style-name="P2">I componenti che un prodotto puo’ possedere sono identificati da una categoria, un produttore e una descrizione. </text:p>
          </draw:text-box>
        </draw:frame>
        <draw:frame draw:style-name="gr3" draw:text-style-name="P4" draw:layer="layout" svg:width="12.8cm" svg:height="1.361cm" svg:x="0.9cm" svg:y="0.839cm">
          <draw:text-box>
            <text:p><text:span text:style-name="T2">Basso Nicola 5^AI</text:span></text:p>
            <text:p><text:span text:style-name="T3">Relazione database per il Museo del Computer 2019</text:span></text:p>
          </draw:text-box>
        </draw:frame>
        <draw:frame draw:style-name="gr4" draw:text-style-name="P5" draw:layer="layout" svg:width="16.002cm" svg:height="5.228cm" svg:x="1.635cm" svg:y="21.955cm">
          <draw:text-box>
            <text:p>Ruoli degli utenti:</text:p>
            <text:p>- Admin: tutto, sia prodotti che utenti e commenti</text:p>
            <text:p>- Magazzinere: gestire prodotti, non utenti</text:p>
            <text:p>- Volontari: aggiungere informazioni, filtrare commenti</text:p>
            <text:p>- Collabatori: aggiungere informazioni da approvare</text:p>
            <text:p>- Esterni: commentare e basta</text:p>
            <text:p>- Anonimi: solo visualizzare prodotti</text:p>
          </draw:text-box>
        </draw:frame>
      </draw:page>
      <draw:page draw:name="page2" draw:style-name="dp1" draw:master-page-name="Default">
        <draw:custom-shape draw:style-name="gr5" draw:text-style-name="P7" xml:id="id3" draw:id="id3" draw:layer="layout" svg:width="3.6cm" svg:height="2cm" svg:x="9cm" svg:y="10.1cm">
          <text:p text:style-name="P6"><text:span text:style-name="T4">Prodot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xml:id="id2" draw:id="id2" draw:layer="layout" svg:width="1.9cm" svg:height="0.8cm" svg:x="3cm" svg:y="1.8cm">
          <text:p text:style-name="P6"><text:span text:style-name="T4">Fo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5" draw:id="id5" draw:layer="layout" svg:width="2.7cm" svg:height="0.9cm" svg:x="14.9cm" svg:y="1.7cm">
          <text:p text:style-name="P6"><text:span text:style-name="T4">Utent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7" draw:id="id7" draw:layer="layout" svg:width="3.49cm" svg:height="1cm" svg:x="16.8cm" svg:y="7cm">
          <text:p text:style-name="P6"><text:span text:style-name="T4">Com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9" draw:id="id9" draw:layer="layout" svg:width="3.1cm" svg:height="0.9cm" svg:x="1.3cm" svg:y="9.3cm">
          <text:p text:style-name="P6"><text:span text:style-name="T4">Tipologia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1" draw:id="id11" draw:layer="layout" svg:width="4.1cm" svg:height="1.1cm" svg:x="1.3cm" svg:y="15.7cm">
          <text:p text:style-name="P6"><text:span text:style-name="T4">Commercial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6" draw:id="id16" draw:layer="layout" svg:width="3.4cm" svg:height="1cm" svg:x="3.4cm" svg:y="22.8cm">
          <text:p text:style-name="P6"><text:span text:style-name="T4">Produttore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14" draw:id="id14" draw:layer="layout" svg:width="4.3cm" svg:height="1cm" svg:x="15.6cm" svg:y="17.2cm">
          <text:p text:style-name="P6"><text:span text:style-name="T4">Componente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19" draw:id="id19" draw:layer="layout" svg:width="3.3cm" svg:height="0.9cm" svg:x="16.1cm" svg:y="23.8cm">
          <text:p text:style-name="P6"><text:span text:style-name="T4">Categoria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9" xml:id="id1" draw:id="id1" draw:layer="layout" svg:width="2.9cm" svg:height="1.7cm" svg:x="2.5cm" svg:y="3.6cm">
          <text:p text:style-name="P6"><text:span text:style-name="T5">possie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xml:id="id10" draw:id="id10" draw:layer="layout" svg:width="2.1cm" svg:height="1.3cm" svg:x="5.3cm" svg:y="9.1cm">
          <text:p text:style-name="P6"><text:span text:style-name="T5">esser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0" xml:id="id12" draw:id="id12" draw:layer="layout" svg:width="2.5cm" svg:height="1.4cm" svg:x="2.1cm" svg:y="12.9cm">
          <text:p text:style-name="P6"><text:span text:style-name="T5">descr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0" xml:id="id17" draw:id="id17" draw:layer="layout" svg:width="2.7cm" svg:height="1.3cm" svg:x="2cm" svg:y="18.6cm">
          <text:p text:style-name="P6"><text:span text:style-name="T5">costrui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0" xml:id="id15" draw:id="id15" draw:layer="layout" svg:width="2.8cm" svg:height="1.3cm" svg:x="9.4cm" svg:y="19.8cm">
          <text:p text:style-name="P6"><text:span text:style-name="T5">costrui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0" xml:id="id13" draw:id="id13" draw:layer="layout" svg:width="2.9cm" svg:height="1.5cm" svg:x="16.3cm" svg:y="14cm">
          <text:p text:style-name="P6"><text:span text:style-name="T5">compos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0" xml:id="id18" draw:id="id18" draw:layer="layout" svg:width="2.7cm" svg:height="1.4cm" svg:x="16.4cm" svg:y="20.3cm">
          <text:p text:style-name="P6"><text:span text:style-name="T5">identific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0" xml:id="id8" draw:id="id8" draw:layer="layout" svg:width="3.1cm" svg:height="1.4cm" svg:x="14.8cm" svg:y="10.4cm">
          <text:p text:style-name="P6"><text:span text:style-name="T5">sottoscr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0" xml:id="id6" draw:id="id6" draw:layer="layout" svg:width="2.3cm" svg:height="1cm" svg:x="17.4cm" svg:y="4.2cm">
          <text:p text:style-name="P6"><text:span text:style-name="T5">scr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0" xml:id="id4" draw:id="id4" draw:layer="layout" svg:width="2.6cm" svg:height="1.3cm" svg:x="11.3cm" svg:y="5.2cm">
          <text:p text:style-name="P6"><text:span text:style-name="T5">regist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1" draw:layer="layout" draw:type="curve" svg:x1="3.95cm" svg:y1="3.6cm" svg:x2="3.95cm" svg:y2="2.6cm" draw:start-shape="id1" draw:start-glue-point="4" draw:end-shape="id2" draw:end-glue-point="2" svg:d="M3950 3600v-1000" svg:viewBox="0 0 1 1001">
          <text:p text:style-name="P6"><text:span text:style-name="T6"><text:s text:c="12"/></text:span><text:span text:style-name="T6">1, N=5</text:span></text:p>
        </draw:connector>
        <draw:connector draw:style-name="gr24" draw:text-style-name="P13" draw:layer="layout" draw:type="curve" svg:x1="3.95cm" svg:y1="5.3cm" svg:x2="10.8cm" svg:y2="10.1cm" draw:start-shape="id1" draw:start-glue-point="6" draw:end-shape="id3" draw:end-glue-point="4" svg:d="M3950 5300c0 3588 6850 1188 6850 4800" svg:viewBox="0 0 6851 4801">
          <text:p text:style-name="P12"><text:span text:style-name="T7"><text:s/></text:span><text:span text:style-name="T6"><text:s/></text:span><text:span text:style-name="T6">0, 1</text:span><text:span text:style-name="T7"><text:line-break/></text:span><text:span text:style-name="T7"><text:line-break/></text:span><text:span text:style-name="T7"/></text:p>
        </draw:connector>
        <draw:connector draw:style-name="gr24" draw:text-style-name="P14" draw:layer="layout" draw:type="curve" svg:x1="12.6cm" svg:y1="6.5cm" svg:x2="10.8cm" svg:y2="10.1cm" draw:start-shape="id4" draw:start-glue-point="6" draw:end-shape="id3" draw:end-glue-point="4" svg:d="M12600 6500c0 2688-1800 888-1800 3600" svg:viewBox="0 0 1801 3601">
          <text:p text:style-name="P6"><text:s text:c="7"/><text:span text:style-name="T6">1, N</text:span></text:p>
        </draw:connector>
        <draw:connector draw:style-name="gr24" draw:text-style-name="P15" draw:layer="layout" draw:type="curve" svg:x1="12.6cm" svg:y1="5.2cm" svg:x2="14.9cm" svg:y2="2.15cm" draw:start-shape="id4" draw:start-glue-point="4" draw:end-shape="id5" draw:end-glue-point="3" svg:d="M12600 5200c0-2034 766-3050 2300-3050" svg:viewBox="0 0 2301 3051">
          <text:p text:style-name="P2"><text:s/><text:span text:style-name="T6">0, N</text:span></text:p>
        </draw:connector>
        <draw:connector draw:style-name="gr24" draw:text-style-name="P11" draw:layer="layout" draw:type="curve" svg:x1="18.55cm" svg:y1="4.2cm" svg:x2="17.6cm" svg:y2="2.15cm" draw:start-shape="id6" draw:start-glue-point="4" draw:end-shape="id5" draw:end-glue-point="1" svg:d="M18550 4200c0-1367-316-2050-950-2050" svg:viewBox="0 0 951 2051">
          <text:p text:style-name="P6"><text:span text:style-name="T6"><text:s text:c="15"/></text:span><text:span text:style-name="T6">0,1</text:span></text:p>
        </draw:connector>
        <draw:connector draw:style-name="gr24" draw:text-style-name="P14" draw:layer="layout" draw:type="curve" svg:x1="18.55cm" svg:y1="5.2cm" svg:x2="18.545cm" svg:y2="7cm" draw:start-shape="id6" draw:start-glue-point="6" draw:end-shape="id7" draw:end-glue-point="0" svg:d="M18550 5200c0 1338-5 438-5 1800" svg:viewBox="0 0 6 1801">
          <text:p text:style-name="P6"><text:s text:c="6"/><text:span text:style-name="T6">0, N</text:span></text:p>
        </draw:connector>
        <draw:connector draw:style-name="gr24" draw:text-style-name="P14" draw:layer="layout" draw:type="curve" svg:x1="14.8cm" svg:y1="11.1cm" svg:x2="12.6cm" svg:y2="11.1cm" draw:start-shape="id8" draw:start-glue-point="5" draw:end-shape="id3" draw:end-glue-point="7" svg:d="M14800 11100h-2200" svg:viewBox="0 0 2201 1">
          <text:p text:style-name="P6"><text:line-break/><text:span text:style-name="T6">0, 1</text:span></text:p>
        </draw:connector>
        <draw:connector draw:style-name="gr24" draw:text-style-name="P14" draw:layer="layout" draw:type="curve" svg:x1="4.4cm" svg:y1="9.75cm" svg:x2="5.3cm" svg:y2="9.75cm" draw:start-shape="id9" draw:start-glue-point="1" draw:end-shape="id10" draw:end-glue-point="5" svg:d="M4400 9750h900" svg:viewBox="0 0 901 1">
          <text:p text:style-name="P6"><text:span text:style-name="T6">1</text:span><text:line-break/></text:p>
        </draw:connector>
        <draw:connector draw:style-name="gr24" draw:text-style-name="P14" draw:layer="layout" draw:type="curve" svg:x1="7.4cm" svg:y1="9.75cm" svg:x2="9cm" svg:y2="11.1cm" draw:start-shape="id10" draw:start-glue-point="7" draw:end-shape="id3" draw:end-glue-point="5" svg:d="M7400 9750c1188 0 388 1350 1600 1350" svg:viewBox="0 0 1601 1351">
          <text:p text:style-name="P6"><text:s text:c="3"/><text:span text:style-name="T6">1,N <text:s text:c="11"/></text:span></text:p>
        </draw:connector>
        <draw:connector draw:style-name="gr24" draw:text-style-name="P14" draw:layer="layout" draw:type="curve" svg:x1="3.35cm" svg:y1="15.7cm" svg:x2="3.35cm" svg:y2="14.3cm" draw:start-shape="id11" draw:start-glue-point="0" draw:end-shape="id12" draw:end-glue-point="6" svg:d="M3350 15700v-1400" svg:viewBox="0 0 1 1401">
          <text:p text:style-name="P6"><text:s text:c="3"/><text:span text:style-name="T6">1</text:span></text:p>
        </draw:connector>
        <draw:connector draw:style-name="gr24" draw:text-style-name="P14" draw:layer="layout" draw:type="curve" svg:x1="3.35cm" svg:y1="12.9cm" svg:x2="9cm" svg:y2="11.1cm" draw:start-shape="id12" draw:start-glue-point="4" draw:end-shape="id3" draw:end-glue-point="5" svg:d="M3350 12900c0-1200 1883-1800 5650-1800" svg:viewBox="0 0 5651 1801">
          <text:p text:style-name="P6"><text:span text:style-name="T6">0, 1</text:span><text:line-break/></text:p>
        </draw:connector>
        <draw:connector draw:style-name="gr24" draw:text-style-name="P14" draw:layer="layout" draw:type="curve" svg:x1="16.3cm" svg:y1="14.75cm" svg:x2="10.8cm" svg:y2="12.1cm" draw:start-shape="id13" draw:start-glue-point="5" draw:end-shape="id3" draw:end-glue-point="6" svg:d="M16300 14750c-3667 0-5500-883-5500-2650" svg:viewBox="0 0 5501 2651">
          <text:p text:style-name="P6"><text:line-break/><text:line-break/> <text:s/><text:span text:style-name="T8">1</text:span></text:p>
        </draw:connector>
        <draw:connector draw:style-name="gr24" draw:text-style-name="P14" draw:layer="layout" draw:type="curve" svg:x1="17.75cm" svg:y1="15.5cm" svg:x2="17.75cm" svg:y2="17.2cm" draw:start-shape="id13" draw:start-glue-point="6" draw:end-shape="id14" draw:end-glue-point="0" svg:d="M17750 15500v1700" svg:viewBox="0 0 1 1701">
          <text:p text:style-name="P6"><text:s text:c="6"/><text:span text:style-name="T6">0, N</text:span></text:p>
        </draw:connector>
        <draw:connector draw:style-name="gr24" draw:text-style-name="P14" draw:layer="layout" draw:type="curve" svg:x1="10.8cm" svg:y1="19.8cm" svg:x2="15.6cm" svg:y2="17.7cm" draw:start-shape="id15" draw:start-glue-point="4" draw:end-shape="id14" draw:end-glue-point="3" svg:d="M10800 19800c0-1400 1600-2100 4800-2100" svg:viewBox="0 0 4801 2101">
          <text:p text:style-name="P6"><text:span text:style-name="T6">0, N <text:s text:c="11"/></text:span><text:line-break/></text:p>
        </draw:connector>
        <draw:connector draw:style-name="gr24" draw:text-style-name="P14" draw:layer="layout" draw:type="curve" svg:x1="10.8cm" svg:y1="21.1cm" svg:x2="6.8cm" svg:y2="23.3cm" draw:start-shape="id15" draw:start-glue-point="6" draw:end-shape="id16" draw:end-glue-point="1" svg:d="M10800 21100c0 1467-1333 2200-4000 2200" svg:viewBox="0 0 4001 2201">
          <text:p text:style-name="P6"><text:tab/> <text:s text:c="2"/><text:span text:style-name="T6">0,1</text:span></text:p>
        </draw:connector>
        <draw:connector draw:style-name="gr24" draw:text-style-name="P14" draw:layer="layout" draw:type="curve" svg:x1="3.35cm" svg:y1="18.6cm" svg:x2="3.35cm" svg:y2="16.8cm" draw:start-shape="id17" draw:start-glue-point="4" draw:end-shape="id11" draw:end-glue-point="2" svg:d="M3350 18600v-1800" svg:viewBox="0 0 1 1801">
          <text:p text:style-name="P6"><text:s text:c="3"/><text:span text:style-name="T6">N</text:span></text:p>
        </draw:connector>
        <draw:connector draw:style-name="gr24" draw:text-style-name="P14" draw:layer="layout" draw:type="curve" svg:x1="3.35cm" svg:y1="19.9cm" svg:x2="5.1cm" svg:y2="22.8cm" draw:start-shape="id17" draw:start-glue-point="6" draw:end-shape="id16" draw:end-glue-point="0" svg:d="M3350 19900c0 2163 1750 713 1750 2900" svg:viewBox="0 0 1751 2901">
          <text:p text:style-name="P6"><text:s text:c="10"/><text:span text:style-name="T6">0, 1</text:span></text:p>
        </draw:connector>
        <draw:connector draw:style-name="gr24" draw:text-style-name="P14" draw:layer="layout" draw:type="curve" svg:x1="17.75cm" svg:y1="20.3cm" svg:x2="17.75cm" svg:y2="18.2cm" draw:start-shape="id18" draw:start-glue-point="4" draw:end-shape="id14" draw:end-glue-point="2" svg:d="M17750 20300v-2100" svg:viewBox="0 0 1 2101">
          <text:p text:style-name="P6"><text:s text:c="3"/><text:span text:style-name="T6">1</text:span></text:p>
        </draw:connector>
        <draw:connector draw:style-name="gr24" draw:text-style-name="P14" draw:layer="layout" draw:type="curve" svg:x1="17.75cm" svg:y1="23.8cm" svg:x2="17.75cm" svg:y2="21.7cm" draw:start-shape="id19" draw:start-glue-point="0" draw:end-shape="id18" draw:end-glue-point="6" svg:d="M17750 23800v-2100" svg:viewBox="0 0 1 2101">
          <text:p text:style-name="P6"><text:s text:c="3"/><text:span text:style-name="T6">1</text:span></text:p>
        </draw:connector>
        <draw:connector draw:style-name="gr24" draw:text-style-name="P14" draw:layer="layout" draw:type="curve" svg:x1="17.9cm" svg:y1="11.1cm" svg:x2="18.545cm" svg:y2="8cm" draw:start-shape="id8" draw:start-glue-point="7" draw:end-shape="id7" draw:end-glue-point="2" svg:d="M17900 11100c430 0 645-1033 645-3100" svg:viewBox="0 0 646 3101">
          <text:p text:style-name="P6"><text:s text:c="8"/><text:span text:style-name="T6">1, N</text:span></text:p>
        </draw:connector>
      </draw:page>
      <draw:page draw:name="page3" draw:style-name="dp1" draw:master-page-name="Default">
        <draw:frame draw:style-name="gr25" draw:text-style-name="P5" draw:layer="layout" svg:width="19.39cm" svg:height="2.384cm" svg:x="1.2cm" svg:y="1.283cm">
          <draw:text-box>
            <text:p><text:span text:style-name="T9">Prodotto</text:span><text:span text:style-name="T10"> (</text:span><text:span text:style-name="T11">Codice</text:span><text:span text:style-name="T12">(PK)</text:span><text:span text:style-name="T13">, Tipo</text:span><text:span text:style-name="T12">(FK)</text:span><text:span text:style-name="T13">, </text:span><text:span text:style-name="T14">DatiCommerciali</text:span><text:span text:style-name="T12">(FK)</text:span><text:span text:style-name="T13">, </text:span><text:span text:style-name="T13"><text:tab/></text:span><text:span text:style-name="T13"><text:tab/></text:span><text:span text:style-name="T13"> </text:span><text:span text:style-name="T13"><text:tab/></text:span><text:span text:style-name="T13"><text:tab/></text:span><text:span text:style-name="T13"><text:tab/></text:span><text:span text:style-name="T13"> <text:s/>Nome, </text:span>Funzionante, <text:span text:style-name="T15">Donatore</text:span>, Esposta)</text:p>
          </draw:text-box>
        </draw:frame>
        <draw:frame draw:style-name="gr26" draw:text-style-name="P5" draw:layer="layout" svg:width="10.1cm" svg:height="0.962cm" svg:x="1.2cm" svg:y="3.938cm">
          <draw:text-box>
            <text:p><text:span text:style-name="T4">Tipologia</text:span> (<text:span text:style-name="T16">Tipo</text:span><text:span text:style-name="T17">(PK)</text:span>, <text:span text:style-name="T15">Descrizione</text:span>)</text:p>
          </draw:text-box>
        </draw:frame>
        <draw:frame draw:style-name="gr26" draw:text-style-name="P5" draw:layer="layout" svg:width="14.1cm" svg:height="0.962cm" svg:x="1.2cm" svg:y="5.738cm">
          <draw:text-box>
            <text:p><text:span text:style-name="T4">Foto</text:span> (<text:span text:style-name="T16">FotoID</text:span><text:span text:style-name="T17">(PK)</text:span>, Contenuto, <text:span text:style-name="T15">Metadata</text:span>)</text:p>
          </draw:text-box>
        </draw:frame>
        <draw:frame draw:style-name="gr26" draw:text-style-name="P5" draw:layer="layout" svg:width="14.3cm" svg:height="0.962cm" svg:x="1.2cm" svg:y="9.3cm">
          <draw:text-box>
            <text:p><text:span text:style-name="T4">Produttore</text:span> (<text:span text:style-name="T16">Nome</text:span><text:span text:style-name="T17">(PK)</text:span>, Domicilio, <text:span text:style-name="T15">Attiva</text:span>)</text:p>
          </draw:text-box>
        </draw:frame>
        <draw:frame draw:style-name="gr26" draw:text-style-name="P5" draw:layer="layout" svg:width="14.3cm" svg:height="0.962cm" svg:x="1.2cm" svg:y="11.1cm">
          <draw:text-box>
            <text:p><text:span text:style-name="T4">Categoria</text:span> (<text:span text:style-name="T16">Nome</text:span><text:span text:style-name="T17">(PK)</text:span>, Descrizione)</text:p>
          </draw:text-box>
        </draw:frame>
        <draw:frame draw:style-name="gr27" draw:text-style-name="P5" draw:layer="layout" svg:width="17.6cm" svg:height="1.673cm" svg:x="1.2cm" svg:y="12.916cm">
          <draw:text-box>
            <text:p><text:span text:style-name="T4">Componente</text:span> (<text:span text:style-name="T16">ComponenteID</text:span><text:span text:style-name="T17">(PK)</text:span>, CategoriaID<text:span text:style-name="T17">(FK)</text:span>, <text:tab/><text:tab/><text:tab/><text:tab/><text:tab/> <text:s/><text:span text:style-name="T15">Produttore</text:span><text:span text:style-name="T17">(FK)</text:span>, Descrizione, <text:span text:style-name="T15">Funziona</text:span>)</text:p>
          </draw:text-box>
        </draw:frame>
        <draw:frame draw:style-name="gr26" draw:text-style-name="P5" draw:layer="layout" svg:width="19.39cm" svg:height="0.962cm" svg:x="1.2cm" svg:y="15.3cm">
          <draw:text-box>
            <text:p><text:span text:style-name="T4">ComposizioneProdotto</text:span> (<text:span text:style-name="T16">ProdottoID</text:span><text:span text:style-name="T18">(FK)</text:span><text:span text:style-name="T16">, ComponenteID</text:span><text:span text:style-name="T18">(FK)</text:span> <text:span text:style-name="T17">(PK)</text:span>)</text:p>
          </draw:text-box>
        </draw:frame>
        <draw:frame draw:style-name="gr26" draw:text-style-name="P5" draw:layer="layout" svg:width="19.2cm" svg:height="0.962cm" svg:x="1.2cm" svg:y="7.538cm">
          <draw:text-box>
            <text:p><text:span text:style-name="T4">Album</text:span> (<text:span text:style-name="T16">ProdottoID</text:span><text:span text:style-name="T18">(FK)</text:span><text:span text:style-name="T16">, FotoID</text:span><text:span text:style-name="T18">(FK)</text:span><text:span text:style-name="T19"> </text:span><text:span text:style-name="T20">(PK)</text:span><text:span text:style-name="T19">, DataCreazione)</text:span></text:p>
          </draw:text-box>
        </draw:frame>
        <draw:frame draw:style-name="gr25" draw:text-style-name="P5" draw:layer="layout" svg:width="16.183cm" svg:height="2.384cm" svg:x="1.2cm" svg:y="17.138cm">
          <draw:text-box>
            <text:p><text:span text:style-name="T4">Commerciale</text:span> (<text:span text:style-name="T16">Codice</text:span><text:span text:style-name="T17">(PK)</text:span>, ProduttoreID<text:span text:style-name="T17">(FK)</text:span>, <text:tab/><text:tab/><text:tab/><text:tab/> <text:s/><text:span text:style-name="T15">PrezzoUscita</text:span>, <text:span text:style-name="T15">DataEntrata</text:span>, <text:span text:style-name="T15">DataUscita</text:span>)</text:p>
          </draw:text-box>
        </draw:frame>
        <draw:frame draw:style-name="gr26" draw:text-style-name="P5" draw:layer="layout" svg:width="16.1cm" svg:height="0.962cm" svg:x="1.2cm" svg:y="19.638cm">
          <draw:text-box>
            <text:p><text:span text:style-name="T21">Utente</text:span><text:span text:style-name="T13"> (</text:span><text:span text:style-name="T16">Email</text:span><text:span text:style-name="T17">(PK)</text:span>, Nome, Cognome, Password, Ruolo)</text:p>
          </draw:text-box>
        </draw:frame>
        <draw:frame draw:style-name="gr27" draw:text-style-name="P5" draw:layer="layout" svg:width="17.7cm" svg:height="1.673cm" svg:x="1.2cm" svg:y="21.6cm">
          <draw:text-box>
            <text:p><text:span text:style-name="T4">Commento</text:span> (<text:span text:style-name="T16">Codice</text:span><text:span text:style-name="T17">(PK)</text:span>, <text:span text:style-name="T19">Scrittore</text:span><text:span text:style-name="T17">(FK)</text:span>, ProdottoID<text:span text:style-name="T17">(FK)</text:span>, <text:tab/><text:tab/><text:tab/> <text:s text:c="5"/>Contenuto)</text:p>
          </draw:text-box>
        </draw:frame>
        <draw:frame draw:style-name="gr27" draw:text-style-name="P5" draw:layer="layout" svg:width="18.8cm" svg:height="1.673cm" svg:x="1.2cm" svg:y="24cm">
          <draw:text-box>
            <text:p><text:span text:style-name="T4">ProdottoInserito</text:span> (<text:span text:style-name="T16">ProdottoID</text:span><text:span text:style-name="T18">(FK)</text:span><text:span text:style-name="T16">, Utente</text:span><text:span text:style-name="T18">(FK)</text:span> <text:span text:style-name="T17">(PK)</text:span>, <text:tab/><text:tab/><text:tab/><text:tab/><text:tab/><text:tab/><text:tab/> DataInserimento)</text:p>
          </draw:text-box>
        </draw:frame>
      </draw:page>
      <draw:page draw:name="page4" draw:style-name="dp1" draw:master-page-name="Default">
        <draw:frame draw:style-name="gr25" draw:text-style-name="P5" draw:layer="layout" svg:width="18.6cm" svg:height="2.384cm" svg:x="1.341cm" svg:y="1.3cm">
          <draw:text-box>
            <text:p>Prodotto.Tipo<text:span text:style-name="T17">(FK)</text:span> → Tipologia.Tipo<text:span text:style-name="T17">(PK)</text:span></text:p>
            <text:p>Prodotto.RegistratoDa<text:span text:style-name="T17">(FK)</text:span> → Utente.Email<text:span text:style-name="T17">(PK)</text:span></text:p>
            <text:p>Prodotto.DatiCommerciali<text:span text:style-name="T17">(FK)</text:span> → Commerciale.Codice<text:span text:style-name="T17">(PK)</text:span></text:p>
          </draw:text-box>
        </draw:frame>
        <draw:frame draw:style-name="gr27" draw:text-style-name="P5" draw:layer="layout" svg:width="18.7cm" svg:height="1.673cm" svg:x="1.3cm" svg:y="4.627cm">
          <draw:text-box>
            <text:p>Album.ProdottoID<text:span text:style-name="T17">(FK)</text:span> → Prodotto.Codice<text:span text:style-name="T17">(PK)</text:span></text:p>
            <text:p>Album.FotoID<text:span text:style-name="T17">(FK)</text:span> → Foto.FotoID<text:span text:style-name="T17">(PK)</text:span></text:p>
          </draw:text-box>
        </draw:frame>
        <draw:frame draw:style-name="gr27" draw:text-style-name="P5" draw:layer="layout" svg:width="18cm" svg:height="1.673cm" svg:x="1.3cm" svg:y="7.127cm">
          <draw:text-box>
            <text:p>Componente.CategoriaID<text:span text:style-name="T17">(FK)</text:span> → Categoria.Nome<text:span text:style-name="T17">(PK)</text:span></text:p>
            <text:p>Componente.Produttore<text:span text:style-name="T17">(FK)</text:span> → Produttore.Nome<text:span text:style-name="T17">(PK)</text:span></text:p>
          </draw:text-box>
        </draw:frame>
        <draw:frame draw:style-name="gr25" draw:text-style-name="P5" draw:layer="layout" svg:width="19.29cm" svg:height="2.384cm" svg:x="1.3cm" svg:y="9.6cm">
          <draw:text-box>
            <text:p>ComposizioneProdotto.ProdottoID<text:span text:style-name="T17">(FK)</text:span> → Prodotto.Codice<text:span text:style-name="T17">(PK)</text:span></text:p>
            <text:p>ComposizioneProdotto.ComponenteID<text:span text:style-name="T17">(FK)</text:span> → <text:tab/><text:tab/><text:tab/><text:tab/><text:tab/><text:tab/>Componente.ComponenteID<text:span text:style-name="T17">(PK)</text:span></text:p>
          </draw:text-box>
        </draw:frame>
        <draw:frame draw:style-name="gr26" draw:text-style-name="P5" draw:layer="layout" svg:width="19.3cm" svg:height="0.962cm" svg:x="1.3cm" svg:y="12.6cm">
          <draw:text-box>
            <text:p>Commerciale.ProduttoreID<text:span text:style-name="T17">(FK)</text:span> → Produttore.Nome<text:span text:style-name="T17">(PK)</text:span></text:p>
          </draw:text-box>
        </draw:frame>
        <draw:frame draw:style-name="gr27" draw:text-style-name="P5" draw:layer="layout" svg:width="19.3cm" svg:height="1.673cm" svg:x="1.3cm" svg:y="14.3cm">
          <draw:text-box>
            <text:p>Commento.Scrittore<text:span text:style-name="T17">(FK)</text:span> → Utente.Email<text:span text:style-name="T17">(PK)</text:span></text:p>
            <text:p>Commento.ProdottoID<text:span text:style-name="T17">(FK)</text:span> → Prodotto.Codice<text:span text:style-name="T17">(PK)</text:span></text:p>
          </draw:text-box>
        </draw:frame>
        <draw:frame draw:style-name="gr27" draw:text-style-name="P5" draw:layer="layout" svg:width="19.3cm" svg:height="1.673cm" svg:x="1.3cm" svg:y="16.8cm">
          <draw:text-box>
            <text:p>ProdottoInserito.ProdottoID<text:span text:style-name="T17">(FK)</text:span> → Prodotto.Codice<text:span text:style-name="T17">(PK)</text:span></text:p>
            <text:p><text:span text:style-name="T13">ProdottoInserito.UtenteID</text:span><text:span text:style-name="T12">(FK)</text:span><text:span text:style-name="T13"> → Utente.</text:span>Email<text:span text:style-name="T17">(PK)</text:span></text:p>
          </draw:text-box>
        </draw:frame>
      </draw:page>
      <draw:page draw:name="page5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7T10:32:00.645606138</meta:creation-date>
    <dc:date>2019-10-28T15:43:12.464091553</dc:date>
    <meta:editing-duration>PT41M12S</meta:editing-duration>
    <meta:editing-cycles>10</meta:editing-cycles>
    <meta:generator>LibreOffice/6.2.7.1$Linux_X86_64 LibreOffice_project/20$Build-1</meta:generator>
    <meta:document-statistic meta:object-count="62"/>
  </office:meta>
</office:document-meta>
</file>